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gramSocketClient.setDatagramSocketFactory( DatagramSocket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gramSocketClient.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gramSocketClient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amSocketClient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amSocketClient.Datagram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gramSocketClien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amSocketClient.getSo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amSocketClient.setSoTimeout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amSocketClient.open( int port , InetAddress lad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gramSocketClien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gramSocketClient.open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gramSocketClient.setDefaultTimeout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amSocketClient.getDefaul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